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8.989cm" fo:margin-left="2.247cm" table:align="left"/>
    </style:style>
    <style:style style:name="Tabelle1.A" style:family="table-column">
      <style:table-column-properties style:column-width="8.989cm"/>
    </style:style>
    <style:style style:name="Tabelle1.A1" style:family="table-cell">
      <style:table-cell-properties style:vertical-align="middle" fo:padding="0.049cm" fo:border="none"/>
    </style:style>
    <style:style style:name="Tabelle2" style:family="table">
      <style:table-properties style:width="8.216cm" fo:margin-left="2.247cm" table:align="left"/>
    </style:style>
    <style:style style:name="Tabelle2.A" style:family="table-column">
      <style:table-column-properties style:column-width="8.216cm"/>
    </style:style>
    <style:style style:name="Tabelle2.A1" style:family="table-cell">
      <style:table-cell-properties style:vertical-align="middle" fo:padding="0.049cm" fo:border="none"/>
    </style:style>
    <style:style style:name="Tabelle3" style:family="table">
      <style:table-properties style:width="8.216cm" fo:margin-left="2.247cm" table:align="left"/>
    </style:style>
    <style:style style:name="Tabelle3.A" style:family="table-column">
      <style:table-column-properties style:column-width="8.216cm"/>
    </style:style>
    <style:style style:name="Tabelle3.A1" style:family="table-cell">
      <style:table-cell-properties style:vertical-align="middle" fo:padding="0.049cm" fo:border="none"/>
    </style:style>
    <style:style style:name="Tabelle4" style:family="table">
      <style:table-properties style:width="8.216cm" fo:margin-left="2.247cm" table:align="left"/>
    </style:style>
    <style:style style:name="Tabelle4.A" style:family="table-column">
      <style:table-column-properties style:column-width="8.216cm"/>
    </style:style>
    <style:style style:name="Tabelle4.A1" style:family="table-cell">
      <style:table-cell-properties style:vertical-align="middle" fo:padding="0.049cm" fo:border="none"/>
    </style:style>
    <style:style style:name="Tabelle5" style:family="table">
      <style:table-properties style:width="12.855cm" fo:margin-left="2.247cm" table:align="left"/>
    </style:style>
    <style:style style:name="Tabelle5.A" style:family="table-column">
      <style:table-column-properties style:column-width="12.855cm"/>
    </style:style>
    <style:style style:name="Tabelle5.A1" style:family="table-cell">
      <style:table-cell-properties style:vertical-align="middle" fo:padding="0.049cm" fo:border="none"/>
    </style:style>
    <style:style style:name="P1" style:family="paragraph" style:parent-style-name="Standard">
      <style:text-properties style:font-name="Cambria" fo:font-size="10pt" style:font-size-asian="10pt" style:font-size-complex="10pt"/>
    </style:style>
    <style:style style:name="P2" style:family="paragraph" style:parent-style-name="Standard" style:list-style-name="">
      <style:text-properties style:font-name="Cambria" fo:font-size="10pt" style:font-size-asian="10pt" style:font-size-complex="10pt"/>
    </style:style>
    <style:style style:name="P3" style:family="paragraph" style:parent-style-name="Standard" style:list-style-name="L2">
      <style:text-properties style:font-name="Cambria" fo:font-size="10pt" style:font-size-asian="10pt" style:font-size-complex="10pt"/>
    </style:style>
    <style:style style:name="P4" style:family="paragraph" style:parent-style-name="Standard" style:list-style-name="">
      <style:text-properties style:font-name="Candara" fo:font-size="20pt" fo:font-weight="bold" style:font-size-asian="20pt" style:font-weight-asian="bold" style:font-size-complex="20pt" style:font-weight-complex="bold"/>
    </style:style>
    <style:style style:name="P5" style:family="paragraph" style:parent-style-name="Standard" style:list-style-name="" style:master-page-name="">
      <style:paragraph-properties style:page-number="auto" fo:keep-with-next="always"/>
      <style:text-properties style:font-name="Cambria" fo:font-size="10pt" style:font-size-asian="10pt" style:font-size-complex="10pt"/>
    </style:style>
    <style:style style:name="P6" style:family="paragraph" style:parent-style-name="Standard" style:list-style-name="">
      <style:paragraph-properties fo:keep-with-next="always"/>
      <style:text-properties style:font-name="Candara" fo:font-size="20pt" fo:font-weight="bold" style:font-size-asian="20pt" style:font-weight-asian="bold" style:font-size-complex="20pt" style:font-weight-complex="bold"/>
    </style:style>
    <style:style style:name="P7" style:family="paragraph" style:parent-style-name="Standard">
      <style:paragraph-properties fo:keep-with-next="always"/>
      <style:text-properties style:font-name="Cambria" fo:font-size="10pt" style:font-size-asian="10pt" style:font-size-complex="10pt"/>
    </style:style>
    <style:style style:name="P8" style:family="paragraph" style:parent-style-name="Standard" style:list-style-name="">
      <style:paragraph-properties fo:break-before="page"/>
      <style:text-properties style:font-name="Cambria" fo:font-size="10pt" style:font-size-asian="10pt" style:font-size-complex="10pt"/>
    </style:style>
    <style:style style:name="P9" style:family="paragraph" style:parent-style-name="Heading_20_5" style:list-style-name=""/>
    <style:style style:name="P10" style:family="paragraph" style:parent-style-name="Heading_20_5" style:list-style-name="">
      <style:paragraph-properties fo:keep-with-next="always"/>
    </style:style>
    <style:style style:name="P11" style:family="paragraph" style:parent-style-name="Table_20_Contents">
      <style:text-properties style:font-name="Consolas" fo:font-size="8pt" style:font-size-asian="8pt" style:font-size-complex="8pt"/>
    </style:style>
    <style:style style:name="P12" style:family="paragraph" style:parent-style-name="Table_20_Contents">
      <style:text-properties fo:font-size="8pt" style:font-size-asian="8pt" style:font-size-complex="8pt"/>
    </style:style>
    <style:style style:name="P13" style:family="paragraph" style:parent-style-name="Text_20_body" style:list-style-name="L1"/>
    <style:style style:name="P14" style:family="paragraph" style:parent-style-name="Text_20_body">
      <style:text-properties style:font-name="Cambria" fo:font-size="10pt" style:font-size-asian="10pt" style:font-size-complex="10pt"/>
    </style:style>
    <style:style style:name="P15" style:family="paragraph" style:parent-style-name="Text_20_body" style:list-style-name="L1">
      <style:text-properties style:font-name="Cambria" fo:font-size="10pt" style:font-size-asian="10pt" style:font-size-complex="10pt"/>
    </style:style>
    <style:style style:name="P16" style:family="paragraph" style:parent-style-name="Text_20_body" style:list-style-name="L1">
      <style:paragraph-properties fo:margin-top="0cm" fo:margin-bottom="0cm"/>
      <style:text-properties style:font-name="Cambria" fo:font-size="10pt" style:font-size-asian="10pt" style:font-size-complex="10pt"/>
    </style:style>
    <style:style style:name="P17" style:family="paragraph" style:parent-style-name="Text_20_body" style:list-style-name="L1">
      <style:paragraph-properties fo:margin-top="0cm" fo:margin-bottom="0cm"/>
      <style:text-properties style:font-name="Consolas" fo:font-size="8pt" fo:font-style="normal" style:font-size-asian="8pt" style:font-style-asian="normal" style:font-size-complex="8pt" style:font-style-complex="normal"/>
    </style:style>
    <style:style style:name="P18" style:family="paragraph" style:parent-style-name="Text_20_body" style:list-style-name="L1">
      <style:paragraph-properties fo:keep-together="auto" fo:keep-with-next="always"/>
    </style:style>
    <style:style style:name="T1" style:family="text">
      <style:text-properties fo:font-style="italic"/>
    </style:style>
    <style:style style:name="T2" style:family="text">
      <style:text-properties fo:font-weight="bold"/>
    </style:style>
    <style:style style:name="T3" style:family="text">
      <style:text-properties style:font-name="Cambria"/>
    </style:style>
    <style:style style:name="T4" style:family="text">
      <style:text-properties style:font-name="Cambria" fo:font-style="italic"/>
    </style:style>
    <style:style style:name="T5" style:family="text">
      <style:text-properties style:font-name="Cambria" fo:font-size="10pt" style:font-size-asian="10pt" style:font-size-complex="10pt"/>
    </style:style>
    <style:style style:name="T6" style:family="text">
      <style:text-properties style:font-name="Cambria" fo:font-size="10pt" fo:font-style="italic" style:font-size-asian="10pt" style:font-size-complex="10pt"/>
    </style:style>
    <style:style style:name="T7" style:family="text">
      <style:text-properties fo:font-size="10pt" style:font-size-asian="10pt" style:font-size-complex="10pt"/>
    </style:style>
    <style:style style:name="T8" style:family="text">
      <style:text-properties style:font-name="Consolas"/>
    </style:style>
    <style:style style:name="T9" style:family="text">
      <style:text-properties style:font-name="Consolas" fo:font-size="10pt" style:font-size-asian="10pt" style:font-size-complex="10pt"/>
    </style:style>
    <style:style style:name="T10" style:family="text">
      <style:text-properties style:font-name="Consolas" fo:font-size="8pt" style:font-size-asian="8pt" style:font-size-complex="8pt"/>
    </style:style>
    <style:style style:name="T11" style:family="text">
      <style:text-properties style:font-name="Consolas" fo:font-size="8pt" fo:font-style="normal" style:font-size-asian="8pt" style:font-style-asian="normal" style:font-size-complex="8pt" style:font-style-complex="normal"/>
    </style:style>
    <style:style style:name="T12" style:family="text">
      <style:text-properties fo:font-size="8pt" fo:font-style="normal" style:font-size-asian="8pt" style:font-style-asian="normal" style:font-size-complex="8pt" style:font-style-complex="normal"/>
    </style:style>
    <style:style style:name="T13"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nzepte der Programmiersprachen, Sommersemester 2012</text:p>
      <text:p text:style-name="P4">Das Entwurfsrezept zur Funktionsdefinition</text:p>
      <text:p text:style-name="P1"/>
      <text:p text:style-name="P1"/>
      <text:p text:style-name="P1">Auszug aus dem Skript:</text:p>
      <text:h text:style-name="P9" text:outline-level="5"><text:span text:style-name="T5">3.3.3</text:span><text:span text:style-name="Teletype"><text:span text:style-name="T5"> </text:span></text:span><text:bookmark text:name="(part._entwurfsrezept)"/><text:span text:style-name="T5">Entwurfsrezept zur Funktionsdefinition</text:span></text:h>
      <text:p text:style-name="P14">Auf Basis der gerade besprochenen Trennung zwischen Informationen und Daten können wir nun den Entwurf einzelner Funktionen als eine Abfolge von Schritten beschreiben.</text:p>
      <text:list xml:id="list33313271" text:style-name="L1">
        <text:list-item>
          <text:p text:style-name="P16">Schreiben Sie eine Signatur, eine Aufgabenbeschreibung, und einen Funktionskopf. Eine <text:span text:style-name="T1">Signatur</text:span> ist ein BSL Kommentar, der dem Leser sagt, wieviele und welche Eingaben die Funktion konsumiert und was für eine Ausgabe sie produziert. Hier sind zwei Beispiele: </text:p>
          <text:list>
            <text:list-item>
              <text:p text:style-name="P16">Für eine Funktion, die einen String konsumiert und eine Zahl produziert: </text:p>
              <text:p text:style-name="P15"><text:span text:style-name="T11">; String -&gt; Number</text:span> </text:p>
            </text:list-item>
            <text:list-item>
              <text:p text:style-name="P16">Für eine Funktion die eine Temperatur und einen Boolschen Wert konsumiert und einen String produziert: </text:p>
              <text:p text:style-name="P17">; Temperature Boolean -&gt; String</text:p>
              <text:p text:style-name="P15">Beachten Sie dass wir die vorherige Datendefinition für <text:span text:style-name="T1">Temperature</text:span> verwendet haben.</text:p>
            </text:list-item>
          </text:list>
          <text:p text:style-name="P15">Eine <text:span text:style-name="T1">Aufgabenbeschreibung</text:span> ist ein BSL Kommentar der den Zweck der Funktion <text:span text:style-name="T2">in einer Zeile</text:span> zusammenfasst. Die Aufgabenbeschreibung ist die kürzestmögliche Antwort auf die Frage: <text:span text:style-name="T1">Was berechnet die Funktion?</text:span> Jeder Leser ihres Programms sollte verstehen, was eine Funktion berechnet ohne die Funktionsdefinition selbst lesen zu müssen.</text:p>
          <text:p text:style-name="P13"><text:span text:style-name="T5">Ein </text:span><text:span text:style-name="T6">Funktionskopf</text:span><text:span text:style-name="T5">, manchmal auch </text:span><text:span text:style-name="T6">Header</text:span><text:span text:style-name="T5"> oder </text:span><text:span text:style-name="T6">Stub</text:span><text:span text:style-name="T5"> genannt, ist eine Funktionsdefinition, die zur Signatur passt aber in der der Body der Funktion nur ein Dummy-Wert ist, zum Beispiel </text:span><text:span text:style-name="T9">0</text:span><text:span text:style-name="T5"> falls eine Zahl zurückgegeben werden soll oder </text:span><text:span text:style-name="T9">(empty-scene 100 100)</text:span><text:span text:style-name="T5"> falls ein Bild zurückgegeben werden soll. Beim Entwurf des Funktionskopfs müssen trotzdem wichtige Entscheidungen getroffen werden, nämlich die Namen der Funktion und der Eingabeparameter müssen bestimmt werden. Typischerweise sollten die Parameternamen einen Hinweis darauf geben, was für Informationen oder welchen Zweck die Parameter repräsentieren. Die Namen der Parameter können oft sinnvoll in der Aufgabenbeschreibung verwendet werden.</text:span></text:p>
          <text:p text:style-name="P15">Hier ein vollständiges Beispiel für eine Funktionsdefinition nach diesem Schritt:</text:p>
        </text:list-item>
      </text:list>
      <table:table table:name="Tabelle1" table:style-name="Tabelle1">
        <table:table-column table:style-name="Tabelle1.A"/>
        <table:table-row>
          <table:table-cell table:style-name="Tabelle1.A1" office:value-type="string">
            <text:p text:style-name="P11">; Number String Image -&gt; Image</text:p>
          </table:table-cell>
        </table:table-row>
        <table:table-row>
          <table:table-cell table:style-name="Tabelle1.A1" office:value-type="string">
            <text:p text:style-name="P11">; add s to img, y pixels from top, 10 pixels to the left</text:p>
          </table:table-cell>
        </table:table-row>
        <table:table-row>
          <table:table-cell table:style-name="Tabelle1.A1" office:value-type="string">
            <text:p text:style-name="Table_20_Contents"><text:span text:style-name="T10">(define (add-image y s img)</text:span></text:p>
          </table:table-cell>
        </table:table-row>
        <table:table-row>
          <table:table-cell table:style-name="Tabelle1.A1" office:value-type="string">
            <text:p text:style-name="Table_20_Contents"><text:span text:style-name="T10">  (empty-scene 100 100))</text:span></text:p>
          </table:table-cell>
        </table:table-row>
      </table:table>
      <text:list xml:id="list33444986" text:continue-numbering="true" text:style-name="L1">
        <text:list-header>
          <text:p text:style-name="P15">Zu diesem Zeitpunkt können Sie bereits auf den "Start" Knopf drücken und die Funktion benutzen — allerdings wird natürlich stets nur der Dummy-Wert und nicht das gewünschte Ergebnis zurückgegeben.</text:p>
        </text:list-header>
        <text:list-item>
          <text:p text:style-name="P15">Schreiben Sie zwischen Aufgabenbeschreibung und Funktionskopf <text:span text:style-name="T1">Tests</text:span>, die anhand von Beispielen dokumentieren, was die Funktion macht. Diese Tests sind einerseits Teil der Dokumentation der Funktion, auf der anderen Seite werden diese Tests automatisiert ausgeführt und schützen sie damit vor Fehlern im Funktionsbody. Hier ist ein Beispiel, wie eine Funktion nach diesem Schritt aussieht: </text:p>
        </text:list-item>
      </text:list>
      <table:table table:name="Tabelle2" table:style-name="Tabelle2">
        <table:table-column table:style-name="Tabelle2.A"/>
        <table:table-row>
          <table:table-cell table:style-name="Tabelle2.A1" office:value-type="string">
            <text:p text:style-name="P11">; Number -&gt; Number</text:p>
          </table:table-cell>
        </table:table-row>
        <table:table-row>
          <table:table-cell table:style-name="Tabelle2.A1" office:value-type="string">
            <text:p text:style-name="P11">; compute the area of a square whose side is len</text:p>
          </table:table-cell>
        </table:table-row>
        <table:table-row>
          <table:table-cell table:style-name="Tabelle2.A1" office:value-type="string">
            <text:p text:style-name="Table_20_Contents"><text:span text:style-name="T10">(check-expect (area-of-square 2) 4)</text:span></text:p>
          </table:table-cell>
        </table:table-row>
        <table:table-row>
          <table:table-cell table:style-name="Tabelle2.A1" office:value-type="string">
            <text:p text:style-name="Table_20_Contents"><text:span text:style-name="T10">(check-expect (area-of-square 7) 49)</text:span></text:p>
          </table:table-cell>
        </table:table-row>
        <table:table-row>
          <table:table-cell table:style-name="Tabelle2.A1" office:value-type="string">
            <text:p text:style-name="P11"> </text:p>
          </table:table-cell>
        </table:table-row>
        <table:table-row>
          <table:table-cell table:style-name="Tabelle2.A1" office:value-type="string">
            <text:p text:style-name="Table_20_Contents"><text:span text:style-name="T10">(define (area-of-square len) 0)</text:span></text:p>
          </table:table-cell>
        </table:table-row>
      </table:table>
      <text:p text:style-name="P5"/>
      <text:p text:style-name="P8"/>
      <text:p text:style-name="P6"/>
      <text:p text:style-name="P7"/>
      <text:p text:style-name="P7"/>
      <text:p text:style-name="P7"/>
      <text:h text:style-name="P10" text:outline-level="5"><text:span text:style-name="T5"/></text:h>
      <text:list xml:id="list33446685" text:continue-numbering="true" text:style-name="L1">
        <text:list-item>
          <text:p text:style-name="P18"><text:span text:style-name="T5">Im dritten Schritt überlegen Sie sich, welche der Ihnen zur Verfügung stehenden Eingabedaten und ggf. Hilfsfunktionen und Variablen Sie zur Berechnung benötigen. Sie ersetzen den Dummy-Wert aus dem zweiten Schritt mit einem </text:span><text:span text:style-name="T6">Template</text:span><text:span text:style-name="T5"> (Schablone), indem die Eingabedaten/Funktionen/Variablen von oben vorkommen. Im Moment sieht dieses Template so aus, dass einfach die Eingabedaten/Funktionen/Variablen durch </text:span><text:a xlink:type="simple" xlink:href="http://docs.racket-lang.org/htdp-langs/beginner.html#%28form._%28%28lib._lang%2Fhtdp-beginner..rkt%29._......%29%29"><text:span text:style-name="T5">...</text:span></text:a><text:span text:style-name="T5"> voneinander getrennt unsortiert im Funktionsbody stehen. Später werden wir interessantere Templates kennenlernen.</text:span></text:p>
          <text:p text:style-name="P15">In unserem letzten Beispiel könnte die Funktion nach diesem Schritt beispielsweise so aussehen:</text:p>
        </text:list-item>
      </text:list>
      <table:table table:name="Tabelle3" table:style-name="Tabelle3">
        <table:table-column table:style-name="Tabelle3.A"/>
        <table:table-row>
          <table:table-cell table:style-name="Tabelle3.A1" office:value-type="string">
            <text:p text:style-name="P11">; Number -&gt; Number</text:p>
          </table:table-cell>
        </table:table-row>
        <table:table-row>
          <table:table-cell table:style-name="Tabelle3.A1" office:value-type="string">
            <text:p text:style-name="P11">; compute the area of a square whose side is len</text:p>
          </table:table-cell>
        </table:table-row>
        <table:table-row>
          <table:table-cell table:style-name="Tabelle3.A1" office:value-type="string">
            <text:p text:style-name="Table_20_Contents"><text:span text:style-name="T10">(check-expect (area-of-square 2) 4)</text:span></text:p>
          </table:table-cell>
        </table:table-row>
        <table:table-row>
          <table:table-cell table:style-name="Tabelle3.A1" office:value-type="string">
            <text:p text:style-name="Table_20_Contents"><text:span text:style-name="T10">(check-expect (area-of-square 7) 49)</text:span></text:p>
          </table:table-cell>
        </table:table-row>
        <table:table-row>
          <table:table-cell table:style-name="Tabelle3.A1" office:value-type="string">
            <text:p text:style-name="P11"> </text:p>
          </table:table-cell>
        </table:table-row>
        <table:table-row>
          <table:table-cell table:style-name="Tabelle3.A1" office:value-type="string">
            <text:p text:style-name="Table_20_Contents"><text:span text:style-name="T10">(define (area-of-square len) ... len ...)</text:span></text:p>
          </table:table-cell>
        </table:table-row>
      </table:table>
      <text:list xml:id="list33444003" text:continue-numbering="true" text:style-name="L1">
        <text:list-item>
          <text:p text:style-name="P15">Jetzt ist es an der Zeit, den Funktionsbody zu implementieren, also das Template nach und nach durch einen Ausdruck zu ersetzen, der die Spezifikation (Signatur, Aufgabenbeschreibung, Tests) erfüllt. Unsere area-of-square Funktion könnte nun so aussehen:</text:p>
        </text:list-item>
      </text:list>
      <table:table table:name="Tabelle4" table:style-name="Tabelle4">
        <table:table-column table:style-name="Tabelle4.A"/>
        <table:table-row>
          <table:table-cell table:style-name="Tabelle4.A1" office:value-type="string">
            <text:p text:style-name="P11">; Number -&gt; Number</text:p>
          </table:table-cell>
        </table:table-row>
        <table:table-row>
          <table:table-cell table:style-name="Tabelle4.A1" office:value-type="string">
            <text:p text:style-name="P11">; compute the area of a square whose side is len</text:p>
          </table:table-cell>
        </table:table-row>
        <table:table-row>
          <table:table-cell table:style-name="Tabelle4.A1" office:value-type="string">
            <text:p text:style-name="Table_20_Contents"><text:span text:style-name="T10">(check-expect (area-of-square 2) 4)</text:span></text:p>
          </table:table-cell>
        </table:table-row>
        <table:table-row>
          <table:table-cell table:style-name="Tabelle4.A1" office:value-type="string">
            <text:p text:style-name="Table_20_Contents"><text:span text:style-name="T10">(check-expect (area-of-square 7) 49)</text:span></text:p>
          </table:table-cell>
        </table:table-row>
        <table:table-row>
          <table:table-cell table:style-name="Tabelle4.A1" office:value-type="string">
            <text:p text:style-name="P11"> </text:p>
          </table:table-cell>
        </table:table-row>
        <table:table-row>
          <table:table-cell table:style-name="Tabelle4.A1" office:value-type="string">
            <text:p text:style-name="Table_20_Contents"><text:span text:style-name="T10">(define (area-of-square len) (* len len))</text:span></text:p>
          </table:table-cell>
        </table:table-row>
      </table:table>
      <text:list xml:id="list33447698" text:continue-numbering="true" text:style-name="L1">
        <text:list-header>
          <text:p text:style-name="P15">Die add-image Funktion könnte nach diesem Schritt so aussehen:</text:p>
        </text:list-header>
      </text:list>
      <table:table table:name="Tabelle5" table:style-name="Tabelle5">
        <table:table-column table:style-name="Tabelle5.A"/>
        <table:table-row>
          <table:table-cell table:style-name="Tabelle5.A1" office:value-type="string">
            <text:p text:style-name="P11">; Number String Image -&gt; Image</text:p>
          </table:table-cell>
        </table:table-row>
        <table:table-row>
          <table:table-cell table:style-name="Tabelle5.A1" office:value-type="string">
            <text:p text:style-name="P11">; add s to img, y pixels from top, 10 pixels to the left</text:p>
          </table:table-cell>
        </table:table-row>
        <table:table-row>
          <table:table-cell table:style-name="Tabelle5.A1" office:value-type="string">
            <text:p text:style-name="P12"><text:span text:style-name="T8">(check-expect (add-image 5 "hello" (empty-scene 100 100))</text:span></text:p>
          </table:table-cell>
        </table:table-row>
        <table:table-row>
          <table:table-cell table:style-name="Tabelle5.A1" office:value-type="string">
            <text:p text:style-name="P12"><text:span text:style-name="T8">              (place-image (text "hello" 10 "red") 10 5 (empty-scene 100 100)))</text:span></text:p>
          </table:table-cell>
        </table:table-row>
        <table:table-row>
          <table:table-cell table:style-name="Tabelle5.A1" office:value-type="string">
            <text:p text:style-name="P12"><text:span text:style-name="T8">(define (add-image y s img)</text:span></text:p>
          </table:table-cell>
        </table:table-row>
        <table:table-row>
          <table:table-cell table:style-name="Tabelle5.A1" office:value-type="string">
            <text:p text:style-name="P12"><text:span text:style-name="T8">  (place-image (text s 10 "red") 10 y img))</text:span></text:p>
          </table:table-cell>
        </table:table-row>
      </table:table>
      <text:list xml:id="list33457496" text:continue-numbering="true" text:style-name="L1">
        <text:list-header>
          <text:p text:style-name="P13"><text:span text:style-name="T5">Es ist wichtig, zu verstehen, dass der Test </text:span><text:span text:style-name="T6">nicht</text:span><text:span text:style-name="T5"> aussagt, dass add-image mit Hilfe von </text:span><text:span text:style-name="T9">place-image</text:span><text:span text:style-name="T5"> implementiert wurde. Die check-expect Funktion vergleicht die Bilder, die aus den Audrücken entstehen, und nicht die Ausdrücke selber. Beispielsweise könnten wir den zweiten Parameter auch durch ein Bildliteral (also ein Bild im Programmtext) ersetzen. Daher „verrät” der Test nicht die Implementation der Funktion. Dies ist wichtig, weil wir damit die Möglichkeit haben, die Implementation der Funktion zu verändern, ohne dass Klienten der Funktion (also Aufrufer der Funktion) davon betroffen werden. Dieses Konzept nennt man auch </text:span><text:span text:style-name="T6">Information Hiding</text:span><text:span text:style-name="T5">.</text:span></text:p>
        </text:list-header>
        <text:list-item>
          <text:p text:style-name="P15">Der letzte Schritt ist es, die Funktion zu testen. Da unsere Tests automatisiert sind, genügt hierzu ein Klick auf "Start". Falls ein Test fehlschlägt, ist entweder der Test falsch, oder die Funktionsdefinition enthält einen Fehler (oder beides gleichzeitig). Als erstes sollten Sie in diesem Fall überprüfen, ob das beobachtete Verhalten wirklich fehlerhaft war oder nur ihr Test fehlerhaft ist. Reparieren Sie, je nachdem, den Test beziehungsweise die Funktionsdefinition, bis der Test fehlerfrei ausgeführt wir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llmann Rendel</meta:initial-creator>
    <meta:creation-date>2012-05-03T13:18:56.43</meta:creation-date>
    <meta:document-statistic meta:table-count="5" meta:image-count="0" meta:object-count="0" meta:page-count="2" meta:paragraph-count="50" meta:word-count="818" meta:character-count="5662"/>
    <dc:date>2012-05-03T13:31:49.51</dc:date>
    <dc:creator>Tillmann Rendel</dc:creator>
    <meta:editing-duration>PT00H12M53S</meta:editing-duration>
    <meta:editing-cycles>1</meta:editing-cycles>
    <meta:generator>OpenOffice.org/3.1$Win32 OpenOffice.org_project/310m19$Build-9420</meta:generator>
  </office:meta>
</office:document-meta>
</file>